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8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9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992in" fo:break-before="auto" style:use-optimal-row-height="false"/>
    </style:style>
    <style:style style:name="ro4" style:family="table-row">
      <style:table-row-properties style:row-height="0.3244in" fo:break-before="auto" style:use-optimal-row-height="false"/>
    </style:style>
    <style:style style:name="ro5" style:family="table-row">
      <style:table-row-properties style:row-height="0.399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/ 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Arduino Dev Board</text:p>
          </table:table-cell>
          <table:table-cell office:value-type="string" calcext:value-type="string">
            <text:p>Arduino rev3 board with atmega328p mcu and ch340 serial chip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makerselectronics.com/product/arduino-uno-rev3-smd" xlink:type="simple">https://makerselectronics.com/product/arduino-uno-rev3-smd</text:a></text:p>
          </table:table-cell>
        </table:table-row>
        <table:table-row table:style-name="ro3">
          <table:table-cell table:number-columns-repeated="2"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akerselectronics.com/product/led-green-8mm" xlink:type="simple">https://makerselectronics.com/product/led-green-8mm</text:a></text:p>
          </table:table-cell>
        </table:table-row>
        <table:table-row table:style-name="ro3">
          <table:table-cell office:value-type="string" calcext:value-type="string">
            <text:p>Breadboard</text:p>
          </table:table-cell>
          <table:table-cell office:value-type="string" calcext:value-type="string">
            <text:p>small size breadboar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<text:a xlink:href="https://makerselectronics.com/product/breadboard-400-points" xlink:type="simple">https://makerselectronics.com/product/breadboard-400-points</text:a></text:span></text:p>
          </table:table-cell>
        </table:table-row>
        <table:table-row table:style-name="ro4">
          <table:table-cell office:value-type="string" calcext:value-type="string">
            <text:p>Button</text:p>
          </table:table-cell>
          <table:table-cell office:value-type="string" calcext:value-type="string">
            <text:p>2-terminal push button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a xlink:href="https://makerselectronics.com/product/mini-push-button-2-pin-6x6x7-3mm" xlink:type="simple">https://makerselectronics.com/product/mini-push-button-2-pin-6x6x7-3mm</text:a></text:p>
          </table:table-cell>
        </table:table-row>
        <table:table-row table:style-name="ro5">
          <table:table-cell/>
          <table:table-cell table:style-name="ce3" office:value-type="string" calcext:value-type="string">
            <text:p>Total / Unit</text:p>
          </table:table-cell>
          <table:table-cell office:value-type="float" office:value="264.75" calcext:value-type="float">
            <text:p>264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3:00:36.396586569</meta:creation-date>
    <dc:date>2023-10-08T23:08:03.546995832</dc:date>
    <meta:editing-duration>PT7M27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